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B000002C6ACE6B140.jpg"/>
  <manifest:file-entry manifest:media-type="image/jpeg" manifest:full-path="Pictures/10000000000001AE000002C8BA8C7462.jpg"/>
  <manifest:file-entry manifest:media-type="image/jpeg" manifest:full-path="Pictures/10000000000001AE000002C7584352BE.jpg"/>
  <manifest:file-entry manifest:media-type="image/jpeg" manifest:full-path="Pictures/1000000000000280000003C0271FABDD.jpg"/>
  <manifest:file-entry manifest:media-type="image/png" manifest:full-path="Pictures/100000000000019F000002AC1C546B1F.png"/>
  <manifest:file-entry manifest:media-type="image/jpeg" manifest:full-path="Pictures/10000000000001AA000002C33D204A63.jpg"/>
  <manifest:file-entry manifest:media-type="image/png" manifest:full-path="Pictures/10000000000000200000002000309F1C.png"/>
  <manifest:file-entry manifest:media-type="image/png" manifest:full-path="Pictures/100000000000019D000002AD692C6E7E.png"/>
  <manifest:file-entry manifest:media-type="image/png" manifest:full-path="Pictures/100000000000019D000002AE05FA7B7E.png"/>
  <manifest:file-entry manifest:media-type="image/png" manifest:full-path="Pictures/100002010000008000000080D999B67C.png"/>
  <manifest:file-entry manifest:media-type="image/jpeg" manifest:full-path="Pictures/10000000000001B2000002CB5C39690B.jpg"/>
  <manifest:file-entry manifest:media-type="image/jpeg" manifest:full-path="Pictures/10000000000001AB000002C2C71CC099.jpg"/>
  <manifest:file-entry manifest:media-type="image/png" manifest:full-path="Pictures/100000000000019E000002AF53C992B8.png"/>
  <manifest:file-entry manifest:media-type="image/png" manifest:full-path="Pictures/10000000000001A2000002ACDCEC5808.png"/>
  <manifest:file-entry manifest:media-type="image/jpeg" manifest:full-path="Pictures/10000000000001AA000002B5F32F1ABE.jpg"/>
  <manifest:file-entry manifest:media-type="image/png" manifest:full-path="Pictures/10000000000001A5000002B49FD97D07.png"/>
  <manifest:file-entry manifest:media-type="image/png" manifest:full-path="Pictures/100000000000019E000002B2C5A7EE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4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ff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6" style:family="graphic" style:parent-style-name="standard">
      <style:graphic-properties draw:fill="solid" draw:fill-color="#333333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P4" style:family="paragraph">
      <style:text-properties fo:color="#ffd320" fo:font-family="'Bradley Hand ITC'" style:font-family-generic="script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d320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paragraph-properties fo:text-align="center"/>
      <style:text-properties fo:color="#ffd320" fo:font-family="'Bradley Hand ITC'" style:font-family-generic="script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Bradley Hand ITC'" style:font-family-generic="script" style:font-pitch="variable" fo:font-size="60pt" style:font-size-asian="60pt" style:font-size-complex="60pt"/>
    </style:style>
    <style:style style:name="T2" style:family="text">
      <style:text-properties fo:color="#ffd320" fo:font-family="'Bradley Hand ITC'" style:font-family-generic="script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d320" fo:font-family="'Bradley Hand ITC'" style:font-family-generic="script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draw:style-name="gr1" draw:text-style-name="P1" draw:layer="layout" svg:width="27cm" svg:height="18cm" svg:x="0cm" svg:y="0cm">
          <draw:image xlink:href="Pictures/1000000000000280000003C0271FABDD.jpg" xlink:type="simple" xlink:show="embed" xlink:actuate="onLoad">
            <text:p/>
          </draw:image>
        </draw:frame>
        <draw:frame presentation:style-name="pr1" draw:text-style-name="P2" draw:layer="layout" svg:width="11.699cm" svg:height="3.506cm" svg:x="1.301cm" svg:y="0cm" presentation:class="title" presentation:user-transformed="true">
          <draw:text-box>
            <text:p text:style-name="P2"><text:s text:c="6"/><text:span text:style-name="T1"><text:s text:c="3"/></text:span><text:span text:style-name="T2">aPuzzle</text:span></text:p>
          </draw:text-box>
        </draw:frame>
        <draw:frame presentation:style-name="pr2" draw:text-style-name="P3" draw:layer="layout" svg:width="25.199cm" svg:height="13.859cm" svg:x="1.301cm" svg:y="4.077cm">
          <draw:text-box>
            <text:p/>
          </draw:text-box>
        </draw:frame>
        <draw:frame draw:style-name="gr2" draw:text-style-name="P1" draw:layer="layout" svg:width="8.633cm" svg:height="13.179cm" svg:x="1cm" svg:y="4cm">
          <draw:image xlink:href="Pictures/10000000000001A2000002ACDCEC5808.png" xlink:type="simple" xlink:show="embed" xlink:actuate="onLoad">
            <text:p/>
          </draw:image>
        </draw:frame>
        <draw:frame draw:style-name="gr2" draw:text-style-name="P1" draw:layer="layout" svg:width="3.5cm" svg:height="5cm" svg:x="13.5cm" svg:y="2cm">
          <draw:image xlink:href="Pictures/100000000000019E000002AF53C992B8.png" xlink:type="simple" xlink:show="embed" xlink:actuate="onLoad">
            <text:p/>
          </draw:image>
        </draw:frame>
        <draw:frame draw:style-name="gr2" draw:text-style-name="P1" draw:layer="layout" svg:width="3.5cm" svg:height="5cm" svg:x="18cm" svg:y="7cm">
          <draw:image xlink:href="Pictures/100000000000019F000002AC1C546B1F.png" xlink:type="simple" xlink:show="embed" xlink:actuate="onLoad">
            <text:p/>
          </draw:image>
        </draw:frame>
        <draw:frame draw:style-name="gr2" draw:text-style-name="P1" draw:layer="layout" svg:width="3.5cm" svg:height="5cm" svg:x="13.5cm" svg:y="13cm">
          <draw:image xlink:href="Pictures/100000000000019D000002AD692C6E7E.png" xlink:type="simple" xlink:show="embed" xlink:actuate="onLoad">
            <text:p/>
          </draw:image>
        </draw:frame>
        <draw:frame draw:style-name="gr2" draw:text-style-name="P1" draw:layer="layout" svg:width="3.5cm" svg:height="5cm" svg:x="22.5cm" svg:y="1.5cm">
          <draw:image xlink:href="Pictures/100000000000019D000002AE05FA7B7E.png" xlink:type="simple" xlink:show="embed" xlink:actuate="onLoad">
            <text:p/>
          </draw:image>
        </draw:frame>
        <draw:line draw:style-name="gr3" draw:text-style-name="P1" draw:layer="layout" svg:x1="7.5cm" svg:y1="8cm" svg:x2="13.556cm" svg:y2="5.807cm">
          <text:p/>
        </draw:line>
        <draw:line draw:style-name="gr3" draw:text-style-name="P1" draw:layer="layout" svg:x1="7.5cm" svg:y1="9.5cm" svg:x2="22.5cm" svg:y2="5.5cm">
          <text:p/>
        </draw:line>
        <draw:line draw:style-name="gr3" draw:text-style-name="P1" draw:layer="layout" svg:x1="7.5cm" svg:y1="11cm" svg:x2="18cm" svg:y2="10.5cm">
          <text:p/>
        </draw:line>
        <draw:line draw:style-name="gr3" draw:text-style-name="P1" draw:layer="layout" svg:x1="7.5cm" svg:y1="12cm" svg:x2="22.5cm" svg:y2="13cm">
          <text:p/>
        </draw:line>
        <draw:line draw:style-name="gr3" draw:text-style-name="P1" draw:layer="layout" svg:x1="7.5cm" svg:y1="13.5cm" svg:x2="13.5cm" svg:y2="15cm">
          <text:p/>
        </draw:line>
        <draw:frame draw:style-name="gr2" draw:text-style-name="P1" draw:layer="layout" svg:width="4.013cm" svg:height="3.013cm" svg:x="0.488cm" svg:y="0.501cm">
          <draw:image xlink:href="Pictures/100002010000008000000080D999B67C.png" xlink:type="simple" xlink:show="embed" xlink:actuate="onLoad">
            <text:p/>
          </draw:image>
        </draw:frame>
        <draw:frame draw:style-name="gr2" draw:text-style-name="P1" draw:layer="layout" svg:width="3.5cm" svg:height="4.999cm" svg:x="22.5cm" svg:y="11.5cm">
          <draw:image xlink:href="Pictures/10000000000001A5000002B49FD97D0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randomBarWipe" smil:subtype="vertical"/>
          </anim:par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>
        <draw:frame draw:style-name="gr1" draw:text-style-name="P1" draw:layer="layout" svg:width="27cm" svg:height="18cm" svg:x="0cm" svg:y="0cm">
          <draw:image xlink:href="Pictures/1000000000000280000003C0271FABDD.jpg" xlink:type="simple" xlink:show="embed" xlink:actuate="onLoad">
            <text:p/>
          </draw:image>
        </draw:frame>
        <draw:frame draw:style-name="gr5" draw:text-style-name="P4" draw:layer="layout" svg:width="12cm" svg:height="2.5cm" svg:x="1cm" svg:y="0.5cm">
          <draw:text-box>
            <text:p><text:span text:style-name="T3">Modalità Arcade</text:span></text:p>
          </draw:text-box>
        </draw:frame>
        <draw:frame draw:style-name="gr2" draw:text-style-name="P1" draw:layer="layout" svg:width="2.5cm" svg:height="3.933cm" svg:x="2cm" svg:y="3.067cm">
          <draw:image xlink:href="Pictures/10000000000001B2000002CB5C39690B.jpg" xlink:type="simple" xlink:show="embed" xlink:actuate="onLoad">
            <text:p/>
          </draw:image>
        </draw:frame>
        <draw:frame draw:style-name="gr2" draw:text-style-name="P1" draw:layer="layout" svg:width="2.5cm" svg:height="4cm" svg:x="6.5cm" svg:y="3cm">
          <draw:image xlink:href="Pictures/10000000000001AE000002C8BA8C7462.jpg" xlink:type="simple" xlink:show="embed" xlink:actuate="onLoad">
            <text:p/>
          </draw:image>
        </draw:frame>
        <draw:circle draw:style-name="gr6" draw:text-style-name="P1" draw:layer="layout" svg:width="0.5cm" svg:height="0.5cm" svg:x="11.5cm" svg:y="5.5cm">
          <text:p/>
        </draw:circle>
        <draw:circle draw:style-name="gr6" draw:text-style-name="P1" draw:layer="layout" svg:width="0.5cm" svg:height="0.5cm" svg:x="10.5cm" svg:y="5.5cm">
          <text:p/>
        </draw:circle>
        <draw:circle draw:style-name="gr6" draw:text-style-name="P1" draw:layer="layout" svg:width="0.5cm" svg:height="0.5cm" svg:x="12.5cm" svg:y="5.5cm">
          <text:p/>
        </draw:circle>
        <draw:frame draw:style-name="gr2" draw:text-style-name="P1" draw:layer="layout" svg:width="2.5cm" svg:height="4cm" svg:x="14.5cm" svg:y="3cm">
          <draw:image xlink:href="Pictures/10000000000001AA000002B5F32F1ABE.jpg" xlink:type="simple" xlink:show="embed" xlink:actuate="onLoad">
            <text:p/>
          </draw:image>
        </draw:frame>
        <draw:frame draw:style-name="gr2" draw:text-style-name="P1" draw:layer="layout" svg:width="3.5cm" svg:height="5.5cm" svg:x="1.5cm" svg:y="10.5cm">
          <draw:image xlink:href="Pictures/100000000000019E000002AF53C992B8.png" xlink:type="simple" xlink:show="embed" xlink:actuate="onLoad">
            <text:p/>
          </draw:image>
        </draw:frame>
        <draw:frame draw:style-name="gr2" draw:text-style-name="P1" draw:layer="layout" svg:width="2.5cm" svg:height="4cm" svg:x="9cm" svg:y="9cm">
          <draw:image xlink:href="Pictures/10000000000001AE000002C7584352BE.jpg" xlink:type="simple" xlink:show="embed" xlink:actuate="onLoad">
            <text:p/>
          </draw:image>
        </draw:frame>
        <draw:frame draw:style-name="gr7" draw:text-style-name="P5" draw:layer="layout" svg:width="13.5cm" svg:height="2.012cm" svg:x="1.15cm" svg:y="7.41cm">
          <draw:text-box>
            <text:p><text:span text:style-name="T3">Modalità Single Play</text:span></text:p>
          </draw:text-box>
        </draw:frame>
        <draw:frame draw:style-name="gr2" draw:text-style-name="P1" draw:layer="layout" svg:width="2.5cm" svg:height="4cm" svg:x="9cm" svg:y="13.5cm">
          <draw:image xlink:href="Pictures/10000000000001AA000002C33D204A63.jpg" xlink:type="simple" xlink:show="embed" xlink:actuate="onLoad">
            <text:p/>
          </draw:image>
        </draw:frame>
        <draw:frame draw:style-name="gr2" draw:text-style-name="P1" draw:layer="layout" svg:width="2.5cm" svg:height="3.999cm" svg:x="16.5cm" svg:y="11.001cm">
          <draw:image xlink:href="Pictures/10000000000001AB000002C2C71CC099.jpg" xlink:type="simple" xlink:show="embed" xlink:actuate="onLoad">
            <text:p/>
          </draw:image>
        </draw:frame>
        <draw:frame draw:style-name="gr2" draw:text-style-name="P1" draw:layer="layout" svg:width="2.5cm" svg:height="4cm" svg:x="21cm" svg:y="11cm">
          <draw:image xlink:href="Pictures/10000000000001AB000002C6ACE6B140.jpg" xlink:type="simple" xlink:show="embed" xlink:actuate="onLoad">
            <text:p/>
          </draw:image>
        </draw:frame>
        <draw:line draw:style-name="gr3" draw:text-style-name="P1" draw:layer="layout" svg:x1="5cm" svg:y1="13cm" svg:x2="9cm" svg:y2="11cm">
          <text:p/>
        </draw:line>
        <draw:line draw:style-name="gr3" draw:text-style-name="P1" draw:layer="layout" svg:x1="5cm" svg:y1="14.5cm" svg:x2="9cm" svg:y2="16cm">
          <text:p/>
        </draw:line>
        <draw:line draw:style-name="gr3" draw:text-style-name="P1" draw:layer="layout" svg:x1="11.5cm" svg:y1="11cm" svg:x2="16.5cm" svg:y2="13cm">
          <text:p/>
        </draw:line>
        <draw:line draw:style-name="gr3" draw:text-style-name="P1" draw:layer="layout" svg:x1="11.5cm" svg:y1="16cm" svg:x2="16.5cm" svg:y2="13.5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>
        <draw:frame draw:style-name="gr1" draw:text-style-name="P6" draw:layer="layout" svg:width="27cm" svg:height="18cm" svg:x="0cm" svg:y="0cm">
          <draw:image xlink:href="Pictures/1000000000000280000003C0271FABDD.jpg" xlink:type="simple" xlink:show="embed" xlink:actuate="onLoad">
            <text:p/>
          </draw:image>
        </draw:frame>
        <draw:frame draw:style-name="gr2" draw:text-style-name="P1" draw:layer="layout" svg:width="6.032cm" svg:height="7.5cm" svg:x="2cm" svg:y="5cm">
          <draw:image xlink:href="Pictures/100000000000019F000002AC1C546B1F.png" xlink:type="simple" xlink:show="embed" xlink:actuate="onLoad">
            <text:p/>
          </draw:image>
        </draw:frame>
        <draw:frame draw:style-name="gr7" draw:text-style-name="P4" draw:layer="layout" svg:width="7cm" svg:height="2.012cm" svg:x="1.5cm" svg:y="1.488cm">
          <draw:text-box>
            <text:p><text:span text:style-name="T3">HighScore</text:span></text:p>
          </draw:text-box>
        </draw:frame>
        <draw:frame draw:style-name="gr7" draw:text-style-name="P7" draw:layer="layout" svg:width="7cm" svg:height="2.012cm" svg:x="10cm" svg:y="3.988cm">
          <draw:text-box>
            <text:p text:style-name="P1"><text:span text:style-name="T3">Help</text:span></text:p>
          </draw:text-box>
        </draw:frame>
        <draw:frame draw:style-name="gr7" draw:text-style-name="P4" draw:layer="layout" svg:width="7cm" svg:height="2.012cm" svg:x="18cm" svg:y="1.488cm">
          <draw:text-box>
            <text:p text:style-name="P1"><text:span text:style-name="T3">Authors</text:span></text:p>
          </draw:text-box>
        </draw:frame>
        <draw:frame draw:style-name="gr2" draw:text-style-name="P1" draw:layer="layout" svg:width="6cm" svg:height="7.5cm" svg:x="19cm" svg:y="5cm">
          <draw:image xlink:href="Pictures/100000000000019D000002AD692C6E7E.png" xlink:type="simple" xlink:show="embed" xlink:actuate="onLoad">
            <text:p/>
          </draw:image>
        </draw:frame>
        <draw:frame draw:style-name="gr2" draw:text-style-name="P1" draw:layer="layout" svg:width="6cm" svg:height="7.499cm" svg:x="10.5cm" svg:y="8.501cm">
          <draw:image xlink:href="Pictures/10000000000001A5000002B49FD97D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>
        <draw:frame draw:style-name="gr1" draw:text-style-name="P6" draw:layer="layout" svg:width="27cm" svg:height="18cm" svg:x="0cm" svg:y="0cm">
          <draw:image xlink:href="Pictures/1000000000000280000003C0271FABDD.jpg" xlink:type="simple" xlink:show="embed" xlink:actuate="onLoad">
            <text:p/>
          </draw:image>
        </draw:frame>
        <draw:frame draw:style-name="gr2" draw:text-style-name="P1" draw:layer="layout" svg:width="6.255cm" svg:height="9cm" svg:x="9.745cm" svg:y="5cm">
          <draw:image xlink:href="Pictures/100000000000019E000002B2C5A7EE2D.png" xlink:type="simple" xlink:show="embed" xlink:actuate="onLoad">
            <text:p/>
          </draw:image>
        </draw:frame>
        <draw:frame draw:style-name="gr7" draw:text-style-name="P4" draw:layer="layout" svg:width="4cm" svg:height="2.012cm" svg:x="10.5cm" svg:y="1.988cm">
          <draw:text-box>
            <text:p text:style-name="P1"><text:span text:style-name="T3">Exit</text:span></text:p>
          </draw:text-box>
        </draw:frame>
        <draw:frame draw:style-name="gr7" draw:text-style-name="P7" draw:layer="layout" svg:width="23.5cm" svg:height="2.012cm" svg:x="1.5cm" svg:y="15cm">
          <draw:text-box>
            <text:p text:style-name="P1"><text:span text:style-name="T3">Grazie per la vostra attenzio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6633" draw:fill-gradient-name="Gradient_20_7" draw:fill-hatch-name="Hatch_20_46" draw:fill-image-name="Bitmape_20_1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Predefinito" style:page-layout-name="PM1" draw:style-name="Mdp1">
      <draw:frame presentation:style-name="Predefinito-title" draw:layer="backgroundobjects" svg:width="24.299cm" svg:height="3.005cm" svg:x="1.35cm" svg:y="0.717cm" presentation:class="title" presentation:placeholder="true">
        <draw:text-box/>
      </draw:frame>
      <draw:frame presentation:style-name="Predefinito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02T13:07:37.27</meta:creation-date>
    <meta:editing-duration>PT1H11M1S</meta:editing-duration>
    <meta:editing-cycles>44</meta:editing-cycles>
    <dc:date>2012-06-02T17:06:13.14</dc:date>
    <meta:generator>OpenOffice.org/3.3$Win32 OpenOffice.org_project/330m20$Build-9567</meta:generator>
    <meta:document-statistic meta:object-count="73"/>
  </office:meta>
</office:document-meta>
</file>